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fo:background-color="#dddddd"/>
    </style:style>
    <style:style style:name="P7" style:family="paragraph" style:parent-style-name="Standard">
      <style:text-properties fo:background-color="#cccccc"/>
    </style:style>
    <style:style style:name="P8" style:family="paragraph" style:parent-style-name="Standard">
      <style:text-properties fo:background-color="#cc66ff"/>
    </style:style>
    <style:style style:name="P9" style:family="paragraph" style:parent-style-name="Standard">
      <style:text-properties fo:background-color="#ff9999"/>
    </style:style>
    <style:style style:name="P10" style:family="paragraph" style:parent-style-name="Standard">
      <style:text-properties fo:background-color="#ffff00"/>
    </style:style>
    <style:style style:name="P11" style:family="paragraph" style:parent-style-name="Standard">
      <style:text-properties fo:background-color="#00cccc"/>
    </style:style>
    <style:style style:name="P12" style:family="paragraph" style:parent-style-name="Standard">
      <style:paragraph-properties fo:background-color="transparent">
        <style:background-image/>
      </style:paragraph-properties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background-color="#99ff99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background-color="#e6e6ff"/>
    </style:style>
    <style:style style:name="T1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/>
      <text:p text:style-name="P3"/>
      <text:p text:style-name="P3">ADMIN PAGE ORGANIZATION</text:p>
      <text:p text:style-name="P3">Documentation</text:p>
      <text:p text:style-name="P3">RESPONSIVENESS – Desktop</text:p>
      <text:p text:style-name="P3">RESPONSIVENESS – Mobile</text:p>
      <text:p text:style-name="Standard"/>
      <text:p text:style-name="P1"/>
      <text:p text:style-name="Standard"><text:span text:style-name="T1">//////////////////////////////////////////////////////////</text:span></text:p>
      <text:p text:style-name="Standard"/>
      <text:p text:style-name="Standard"/>
      <text:p text:style-name="P13">GENRAL VALIDATION ON BACKEND</text:p>
      <text:p text:style-name="P13"/>
      <text:p text:style-name="P13"/>
      <text:p text:style-name="P14">SECURITY, RESTRICTIONS, ERROR HANDLING</text:p>
      <text:p text:style-name="P14">disable create availability (buttons are gone, but url shenanigans might get in)</text:p>
      <text:p text:style-name="Standard"/>
      <text:p text:style-name="Standard"/>
      <text:p text:style-name="P11">events die? </text:p>
      <text:p text:style-name="P11"><text:tab/>Run celery worker and scheduler to check</text:p>
      <text:p text:style-name="Standard"/>
      <text:p text:style-name="Standard"/>
      <text:p text:style-name="P8">Emails just print to console atm. There is a link to fleshing this out on part 8.</text:p>
      <text:p text:style-name="P8">How exactly would emails fail?</text:p>
      <text:p text:style-name="Standard"/>
      <text:p text:style-name="Standard"/>
      <text:p text:style-name="P10">Deploy <text:s/>HOW TO SET UP OWN SERVER?</text:p>
      <text:p text:style-name="Standard"/>
      <text:p text:style-name="Standard"/>
      <text:p text:style-name="P9">Images</text:p>
      <text:p text:style-name="P9">accurate database dat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dmin link? <text:s/>Maybe make a warning page / view that then links to admin page</text:p>
      <text:p text:style-name="Standard"/>
      <text:p text:style-name="Standard">order rooms master selection by alpha</text:p>
      <text:p text:style-name="Standard"/>
      <text:p text:style-name="Standard">JS in available rooms says “can't be that far in the past” if I click and try to edit start date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NICE THINGS THAT PROB DONT MATTER</text:p>
      <text:p text:style-name="Standard">Calendar transfer on possession change</text:p>
      <text:p text:style-name="P6">AJAX would be something to learn about</text:p>
      <text:p text:style-name="P6">handling aurora seems like it would be weird generally</text:p>
      <text:p text:style-name="P6">event.start / event.end coming out of db seem to be in utc</text:p>
      <text:p text:style-name="P6"><text:s text:c="2"/>maybe this doesn't matter, but it would be good to have consistency if it's happening somewhere</text:p>
      <text:p text:style-name="P6">Room Qualities – Courtyard vs Not, Kid Friendly</text:p>
      <text:p text:style-name="P6">more precise times?</text:p>
      <text:p text:style-name="P6">Front page-</text:p>
      <text:p text:style-name="P6"><text:tab/>dynamic sorting by column?</text:p>
      <text:p text:style-name="P6"><text:tab/>Separate by building?</text:p>
      <text:p text:style-name="P6"><text:tab/>Single booking button with selection of row?</text:p>
      <text:p text:style-name="P6">-Is there a way to plug in a date range and find multiple rooms that will satisfy it?</text:p>
      <text:p text:style-name="P7">CREATE NEW BOOKING ON ROOMS MASTER or not</text:p>
      <text:p text:style-name="P7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8T20:54:30.39</dc:date>
    <dc:creator>Trevor Pierson</dc:creator>
    <meta:editing-duration>P24DT15H7M34S</meta:editing-duration>
    <meta:editing-cycles>420</meta:editing-cycles>
    <meta:generator>OpenOffice/4.1.13$Win32 OpenOffice.org_project/4113m1$Build-9810</meta:generator>
    <meta:document-statistic meta:table-count="0" meta:image-count="0" meta:object-count="0" meta:page-count="2" meta:paragraph-count="39" meta:word-count="298" meta:character-count="1846"/>
  </office:meta>
</office:document-meta>
</file>